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29.101cm" table:align="margins"/>
    </style:style>
    <style:style style:name="Tableau1.A" style:family="table-column">
      <style:table-column-properties style:column-width="2.745cm" style:rel-column-width="6180*"/>
    </style:style>
    <style:style style:name="Tableau1.B" style:family="table-column">
      <style:table-column-properties style:column-width="4.658cm" style:rel-column-width="10490*"/>
    </style:style>
    <style:style style:name="Tableau1.C" style:family="table-column">
      <style:table-column-properties style:column-width="7.541cm" style:rel-column-width="16981*"/>
    </style:style>
    <style:style style:name="Tableau1.D" style:family="table-column">
      <style:table-column-properties style:column-width="5.789cm" style:rel-column-width="13037*"/>
    </style:style>
    <style:style style:name="Tableau1.E" style:family="table-column">
      <style:table-column-properties style:column-width="2.91cm" style:rel-column-width="6554*"/>
    </style:style>
    <style:style style:name="Tableau1.F" style:family="table-column">
      <style:table-column-properties style:column-width="5.459cm" style:rel-column-width="12293*"/>
    </style:style>
    <style:style style:name="Tableau1.A1" style:family="table-cell">
      <style:table-cell-properties fo:background-color="#ffccff" fo:padding="0.097cm" fo:border="0.002cm solid #000000">
        <style:background-image/>
      </style:table-cell-properties>
    </style:style>
    <style:style style:name="Tableau1.A2" style:family="table-cell">
      <style:table-cell-properties fo:background-color="#ffccff" fo:padding="0.097cm" fo:border-left="0.002cm solid #000000" fo:border-right="none" fo:border-top="none" fo:border-bottom="0.002cm solid #000000">
        <style:background-image/>
      </style:table-cell-properties>
    </style:style>
    <style:style style:name="Tableau1.F2" style:family="table-cell">
      <style:table-cell-properties fo:background-color="#ffccff" fo:padding="0.097cm" fo:border-left="0.002cm solid #000000" fo:border-right="0.002cm solid #000000" fo:border-top="none" fo:border-bottom="0.002cm solid #000000">
        <style:background-image/>
      </style:table-cell-properties>
    </style:style>
    <style:style style:name="Tableau1.A3" style:family="table-cell">
      <style:table-cell-properties fo:padding="0.097cm" fo:border-left="0.002cm solid #000000" fo:border-right="none" fo:border-top="none" fo:border-bottom="0.002cm solid #000000"/>
    </style:style>
    <style:style style:name="Tableau1.F3" style:family="table-cell">
      <style:table-cell-properties fo:padding="0.097cm" fo:border-left="0.002cm solid #000000" fo:border-right="0.002cm solid #000000" fo:border-top="none" fo:border-bottom="0.002cm solid #000000"/>
    </style:style>
    <style:style style:name="Tableau1.6" style:family="table-row">
      <style:table-row-properties style:min-row-height="3.581cm"/>
    </style:style>
    <style:style style:name="Tableau1.7" style:family="table-row">
      <style:table-row-properties style:min-row-height="1.311cm"/>
    </style:style>
    <style:style style:name="Tableau1.8" style:family="table-row">
      <style:table-row-properties style:min-row-height="3.358cm"/>
    </style:style>
    <style:style style:name="Tableau1.A8" style:family="table-cell">
      <style:table-cell-properties fo:padding="0cm" fo:border="none"/>
    </style:style>
    <style:style style:name="Tableau1.10" style:family="table-row">
      <style:table-row-properties style:min-row-height="0.84cm"/>
    </style:style>
    <style:style style:name="Tableau1.11" style:family="table-row">
      <style:table-row-properties style:min-row-height="2.321cm"/>
    </style:style>
    <style:style style:name="Tableau1.13" style:family="table-row">
      <style:table-row-properties style:min-row-height="3.127cm"/>
    </style:style>
    <style:style style:name="Tableau1.14" style:family="table-row">
      <style:table-row-properties style:min-row-height="2.648cm"/>
    </style:style>
    <style:style style:name="Tableau1.15" style:family="table-row">
      <style:table-row-properties style:min-row-height="1cm"/>
    </style:style>
    <style:style style:name="Tableau1.16" style:family="table-row">
      <style:table-row-properties style:min-row-height="2.348cm"/>
    </style:style>
    <style:style style:name="Tableau1.19" style:family="table-row">
      <style:table-row-properties style:min-row-height="2.702cm"/>
    </style:style>
    <style:style style:name="Tableau1.20" style:family="table-row">
      <style:table-row-properties style:min-row-height="4.329cm"/>
    </style:style>
    <style:style style:name="Tableau1.21" style:family="table-row">
      <style:table-row-properties style:min-row-height="1.882cm"/>
    </style:style>
    <style:style style:name="Tableau1.22" style:family="table-row">
      <style:table-row-properties style:min-row-height="2.039cm"/>
    </style:style>
    <style:style style:name="Tableau1.23" style:family="table-row">
      <style:table-row-properties style:min-row-height="3.72cm"/>
    </style:style>
    <style:style style:name="Tableau1.24" style:family="table-row">
      <style:table-row-properties style:min-row-height="13.935cm"/>
    </style:style>
    <style:style style:name="Tableau1.25" style:family="table-row">
      <style:table-row-properties style:min-row-height="0.397cm"/>
    </style:style>
    <style:style style:name="Tableau1.26" style:family="table-row">
      <style:table-row-properties style:min-row-height="0.607cm"/>
    </style:style>
    <style:style style:name="Tableau1.29" style:family="table-row">
      <style:table-row-properties style:min-row-height="2.17cm"/>
    </style:style>
    <style:style style:name="Tableau1.30" style:family="table-row">
      <style:table-row-properties style:min-row-height="1.926cm"/>
    </style:style>
    <style:style style:name="Tableau1.31" style:family="table-row">
      <style:table-row-properties style:min-row-height="1.559cm"/>
    </style:style>
    <style:style style:name="Tableau1.32" style:family="table-row">
      <style:table-row-properties style:min-row-height="0.42cm"/>
    </style:style>
    <style:style style:name="Tableau1.33" style:family="table-row">
      <style:table-row-properties style:min-row-height="0.369cm"/>
    </style:style>
    <style:style style:name="Tableau1.34" style:family="table-row">
      <style:table-row-properties style:min-row-height="1.27cm"/>
    </style:style>
    <style:style style:name="Tableau1.37" style:family="table-row">
      <style:table-row-properties style:min-row-height="1.847cm"/>
    </style:style>
    <style:style style:name="Tableau1.38" style:family="table-row">
      <style:table-row-properties style:min-row-height="1.704cm"/>
    </style:style>
    <style:style style:name="Tableau1.39" style:family="table-row">
      <style:table-row-properties style:min-row-height="3.736cm"/>
    </style:style>
    <style:style style:name="Tableau1.41" style:family="table-row">
      <style:table-row-properties style:min-row-height="1.995cm"/>
    </style:style>
    <style:style style:name="Tableau1.43" style:family="table-row">
      <style:table-row-properties style:min-row-height="0.467cm"/>
    </style:style>
    <style:style style:name="Tableau1.44" style:family="table-row">
      <style:table-row-properties style:min-row-height="2.051cm"/>
    </style:style>
    <style:style style:name="Tableau1.45" style:family="table-row">
      <style:table-row-properties style:min-row-height="0.43cm"/>
    </style:style>
    <style:style style:name="Tableau1.48" style:family="table-row">
      <style:table-row-properties style:min-row-height="0.519cm"/>
    </style:style>
    <style:style style:name="Tableau1.49" style:family="table-row">
      <style:table-row-properties style:min-row-height="3.343cm"/>
    </style:style>
    <style:style style:name="P1" style:family="paragraph" style:parent-style-name="Table_20_Contents">
      <style:text-properties style:font-name="Arial"/>
    </style:style>
    <style:style style:name="P2" style:family="paragraph" style:parent-style-name="Table_20_Contents">
      <style:text-properties style:font-name="Arial" fo:font-size="12pt" style:font-size-asian="12pt" style:font-size-complex="12pt"/>
    </style:style>
    <style:style style:name="P3" style:family="paragraph" style:parent-style-name="Table_20_Contents">
      <style:paragraph-properties fo:text-align="center" style:justify-single-word="false"/>
      <style:text-properties style:font-name="Arial" fo:font-size="12pt" style:font-size-asian="12pt" style:font-size-complex="12pt"/>
    </style:style>
    <style:style style:name="P4" style:family="paragraph" style:parent-style-name="Table_20_Contents">
      <style:text-properties style:font-name="Arial" fo:font-size="12pt" fo:language="fr" fo:country="FR" style:font-size-asian="12pt" style:font-size-complex="12pt"/>
    </style:style>
    <style:style style:name="P5" style:family="paragraph" style:parent-style-name="Table_20_Contents">
      <style:paragraph-properties fo:text-align="center" style:justify-single-word="false"/>
      <style:text-properties style:font-name="Arial"/>
    </style:style>
    <style:style style:name="P6" style:family="paragraph" style:parent-style-name="Table_20_Contents">
      <style:text-properties style:font-name="Arial" fo:language="fr" fo:country="FR"/>
    </style:style>
    <style:style style:name="P7" style:family="paragraph" style:parent-style-name="Table_20_Contents">
      <style:paragraph-properties fo:text-align="center" style:justify-single-word="false"/>
      <style:text-properties style:font-name="Arial" fo:language="fr" fo:country="FR"/>
    </style:style>
    <style:style style:name="P8" style:family="paragraph" style:parent-style-name="Table_20_Contents">
      <style:text-properties style:use-window-font-color="true" style:font-name="Arial" fo:font-size="12pt" style:font-size-asian="12pt" style:font-size-complex="12pt"/>
    </style:style>
    <style:style style:name="P9"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10" style:family="paragraph" style:parent-style-name="Standard">
      <style:paragraph-properties fo:margin-left="0cm" fo:margin-right="0cm" fo:orphans="2" fo:widows="2" fo:text-indent="0cm" style:auto-text-indent="false"/>
      <style:text-properties style:font-name="Arial" fo:font-size="12pt" fo:language="fr" fo:country="FR" style:font-size-asian="12pt" style:font-size-complex="12pt"/>
    </style:style>
    <style:style style:name="P11" style:family="paragraph" style:parent-style-name="Standard">
      <style:paragraph-properties fo:margin-left="0cm" fo:margin-right="0cm" fo:orphans="2" fo:widows="2" fo:text-indent="0cm" style:auto-text-indent="false"/>
      <style:text-properties style:font-name="Arial"/>
    </style:style>
    <style:style style:name="P12" style:family="paragraph" style:parent-style-name="Standard">
      <style:paragraph-properties fo:margin-left="0cm" fo:margin-right="0cm" fo:orphans="2" fo:widows="2" fo:text-indent="0cm" style:auto-text-indent="false"/>
      <style:text-properties style:font-name="Arial" fo:language="fr" fo:country="FR"/>
    </style:style>
    <style:style style:name="P13" style:family="paragraph" style:parent-style-name="Standard">
      <style:paragraph-properties fo:margin-left="0cm" fo:margin-right="0cm" fo:orphans="2" fo:widows="2" fo:text-indent="0cm" style:auto-text-indent="false"/>
      <style:text-properties style:use-window-font-color="true" style:font-name="Arial" fo:font-size="12pt" style:font-size-asian="12pt" style:font-size-complex="12pt"/>
    </style:style>
    <style:style style:name="P14" style:family="paragraph" style:parent-style-name="Table_20_Contents">
      <style:paragraph-properties fo:margin-left="0cm" fo:margin-right="0cm" fo:orphans="2" fo:widows="2" fo:text-indent="0cm" style:auto-text-indent="false"/>
      <style:text-properties style:font-name="Arial"/>
    </style:style>
    <style:style style:name="P15" style:family="paragraph" style:parent-style-name="Standard">
      <style:paragraph-properties style:text-autospace="none"/>
      <style:text-properties fo:color="#000000" style:text-outline="false" style:text-line-through-style="none" style:font-name="Arial" fo:font-size="12pt" fo:letter-spacing="normal" fo:font-style="normal" fo:text-shadow="none" style:text-underline-style="none" fo:font-weight="normal" style:letter-kerning="false" style:font-name-asian="Segoe UI" style:font-size-asian="12pt" style:font-style-asian="normal" style:font-weight-asian="normal" style:font-name-complex="Segoe UI" style:font-size-complex="12pt" style:font-style-complex="normal" style:font-weight-complex="normal" style:text-emphasize="none" style:text-overline-style="none" style:text-overline-color="font-color"/>
    </style:style>
    <style:style style:name="P16" style:family="paragraph" style:parent-style-name="Standard">
      <style:paragraph-properties style:text-autospace="none"/>
      <style:text-properties style:use-window-font-color="true" style:text-outline="false" style:text-line-through-style="none" style:font-name="Arial" fo:font-size="12pt" fo:letter-spacing="normal" fo:font-style="normal" fo:text-shadow="none" style:text-underline-style="none" fo:font-weight="normal" style:letter-kerning="false" style:font-name-asian="Segoe UI" style:font-size-asian="12pt" style:font-style-asian="normal" style:font-weight-asian="normal" style:font-name-complex="Segoe UI" style:font-size-complex="12pt" style:font-style-complex="normal" style:font-weight-complex="normal" style:text-emphasize="none" style:text-overline-style="none" style:text-overline-color="font-color"/>
    </style:style>
    <style:style style:name="P17" style:family="paragraph" style:parent-style-name="Standard">
      <style:text-properties style:use-window-font-color="true" style:font-name="Arial" fo:font-size="12pt" style:font-size-asian="12pt" style:font-size-complex="12pt"/>
    </style:style>
    <style:style style:name="P18" style:family="paragraph" style:parent-style-name="Standard">
      <style:text-properties fo:font-size="2pt" style:font-size-asian="2pt" style:font-size-complex="2pt"/>
    </style:style>
    <style:style style:name="T1" style:family="text">
      <style:text-properties fo:language="fr" fo:country="FR"/>
    </style:style>
    <style:style style:name="T2" style:family="text">
      <style:text-properties fo:font-size="12pt" style:font-size-asian="12pt" style:font-size-complex="12pt"/>
    </style:style>
    <style:style style:name="T3" style:family="text">
      <style:text-properties fo:font-size="12pt" fo:language="fr" fo:country="FR" style:font-size-asian="12pt" style:font-size-complex="12pt"/>
    </style:style>
    <style:style style:name="T4" style:family="text">
      <style:text-properties fo:font-variant="normal" fo:text-transform="none"/>
    </style:style>
    <style:style style:name="T5" style:family="text">
      <style:text-properties fo:font-variant="normal" fo:text-transform="none" fo:color="#000000" style:font-name="Arial" fo:letter-spacing="normal" fo:font-style="normal" fo:font-weight="normal"/>
    </style:style>
    <style:style style:name="T6" style:family="text">
      <style:text-properties fo:font-variant="normal" fo:text-transform="none" fo:letter-spacing="normal" fo:font-style="normal" fo:font-weight="normal"/>
    </style:style>
    <style:style style:name="T7"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table:number-columns-spanned="6" office:value-type="string">
            <text:p text:style-name="P5">analyse W3C</text:p>
          </table:table-cell>
          <table:covered-table-cell/>
          <table:covered-table-cell/>
          <table:covered-table-cell/>
          <table:covered-table-cell/>
          <table:covered-table-cell/>
        </table:table-row>
        <table:table-row>
          <table:table-cell table:style-name="Tableau1.A2" office:value-type="string">
            <text:p text:style-name="P5">catégorie</text:p>
          </table:table-cell>
          <table:table-cell table:style-name="Tableau1.A2" office:value-type="string">
            <text:p text:style-name="P3">Problème identifié</text:p>
          </table:table-cell>
          <table:table-cell table:style-name="Tableau1.A2" office:value-type="string">
            <text:p text:style-name="P3">Explication du Problème</text:p>
          </table:table-cell>
          <table:table-cell table:style-name="Tableau1.A2" office:value-type="string">
            <text:p text:style-name="P3">Bonne pratique à adopter</text:p>
          </table:table-cell>
          <table:table-cell table:style-name="Tableau1.A2" office:value-type="string">
            <text:p text:style-name="P5">action recommandée</text:p>
          </table:table-cell>
          <table:table-cell table:style-name="Tableau1.F2" office:value-type="string">
            <text:p text:style-name="P5">référence</text:p>
          </table:table-cell>
        </table:table-row>
        <table:table-row>
          <table:table-cell table:style-name="Tableau1.A3" office:value-type="string">
            <text:p text:style-name="P5">SEO</text:p>
          </table:table-cell>
          <table:table-cell table:style-name="Tableau1.A3" office:value-type="string">
            <text:p text:style-name="P16"><text:span text:style-name="T4">Des propriétés obsolètes sont présentes dans le</text:span><text:bookmark text:name="5"/><text:span text:style-name="T4"> CSS</text:span> .</text:p>
          </table:table-cell>
          <table:table-cell table:style-name="Tableau1.A3" office:value-type="string">
            <text:p text:style-name="P16">Propriété "min-device-width" et "max-device-width" est obsolète.</text:p>
          </table:table-cell>
          <table:table-cell table:style-name="Tableau1.A3" office:value-type="string">
            <text:p text:style-name="P13">Remplacer les propriétés par "min-width" et "max-width". </text:p>
          </table:table-cell>
          <table:table-cell table:style-name="Tableau1.A3" office:value-type="string">
            <text:p text:style-name="P5"><text:s/>non</text:p>
          </table:table-cell>
          <table:table-cell table:style-name="Tableau1.F3" office:value-type="string">
            <text:p text:style-name="P1">voir dossier référence </text:p>
            <text:p text:style-name="P1"/>
            <text:p text:style-name="P1">rapport W3C - CSS</text:p>
          </table:table-cell>
        </table:table-row>
        <table:table-row>
          <table:table-cell table:style-name="Tableau1.A3" office:value-type="string">
            <text:p text:style-name="P5">SEO</text:p>
          </table:table-cell>
          <table:table-cell table:style-name="Tableau1.A3" office:value-type="string">
            <text:p text:style-name="P16"><text:bookmark text:name="p20"/><text:span text:style-name="T4">Des valeurs ne sont pas reconnues dans le</text:span><text:bookmark text:name="21"/><text:span text:style-name="T4"> CSS.</text:span></text:p>
          </table:table-cell>
          <table:table-cell table:style-name="Tableau1.A3" office:value-type="string">
            <text:p text:style-name="P13">Les valeurs "constant(safe-area-inset-left)" et "constant(safe-area-inset-right)" ne sont pas reconnues.</text:p>
          </table:table-cell>
          <table:table-cell table:style-name="Tableau1.A3" office:value-type="string">
            <text:p text:style-name="P13"><text:span text:style-name="T6">À</text:span> remplacer par une valeur valide. </text:p>
            <text:p text:style-name="P13">ex: 500px</text:p>
          </table:table-cell>
          <table:table-cell table:style-name="Tableau1.A3" office:value-type="string">
            <text:p text:style-name="P5">non</text:p>
          </table:table-cell>
          <table:table-cell table:style-name="Tableau1.F3" office:value-type="string">
            <text:p text:style-name="P1">voir dossier référence</text:p>
            <text:p text:style-name="P1"/>
            <text:p text:style-name="P1">rapport W3C - CSS</text:p>
          </table:table-cell>
        </table:table-row>
        <table:table-row>
          <table:table-cell table:style-name="Tableau1.A3" office:value-type="string">
            <text:p text:style-name="P5">SEO</text:p>
          </table:table-cell>
          <table:table-cell table:style-name="Tableau1.A3" office:value-type="string">
            <text:p text:style-name="P16">Des propriétés ne sont pas reconnues dans le CSS.</text:p>
          </table:table-cell>
          <table:table-cell table:style-name="Tableau1.A3" office:value-type="string">
            <text:p text:style-name="P13">Les propriétés ne sont pas des propriétés valides.</text:p>
          </table:table-cell>
          <table:table-cell table:style-name="Tableau1.A3" office:value-type="string">
            <text:p text:style-name="P8">Supprimer les propriétés suivantes:</text:p>
            <text:p text:style-name="P13">-webkit-font-smoothing</text:p>
            <text:p text:style-name="P13">-webkit-background-size</text:p>
            <text:p text:style-name="P13">-webkit-transform</text:p>
            <text:p text:style-name="P13">-webkit-animation-fill-mode</text:p>
            <text:p text:style-name="P13">-webkit-min-device-pixel-ratio</text:p>
            <text:p text:style-name="P13">-webkit-box-shadow</text:p>
            <text:p text:style-name="P13">-moz-osx-font-smoothing</text:p>
            <text:p text:style-name="P13">-moz-background-size</text:p>
            <text:p text:style-name="P13">-ms-transform</text:p>
            <text:p text:style-name="P13">-o-background-size</text:p>
          </table:table-cell>
          <table:table-cell table:style-name="Tableau1.A3" office:value-type="string">
            <text:p text:style-name="P5">non</text:p>
          </table:table-cell>
          <table:table-cell table:style-name="Tableau1.F3" office:value-type="string">
            <text:p text:style-name="P1">voir dossier référence</text:p>
            <text:p text:style-name="P1"/>
            <text:p text:style-name="P1">rapport W3C - CSS</text:p>
          </table:table-cell>
        </table:table-row>
        <table:table-row table:style-name="Tableau1.6">
          <table:table-cell table:style-name="Tableau1.A3" office:value-type="string">
            <text:p text:style-name="P5">Accessibilité</text:p>
          </table:table-cell>
          <table:table-cell table:style-name="Tableau1.A3" office:value-type="string">
            <text:p text:style-name="P9">La page est écrite en langue FR, mais la balise html indique &lt;html lang="default"&gt;</text:p>
          </table:table-cell>
          <table:table-cell table:style-name="Tableau1.A3" office:value-type="string">
            <text:p text:style-name="P9">Une mauvaise indication de la langue de la page peux provoquer des soucis d'indexations par les moteurs de recherches ainsi que des problèmes avec des outils de traductions automatiques ou d'accèssibilités. </text:p>
          </table:table-cell>
          <table:table-cell table:style-name="Tableau1.A3" office:value-type="string">
            <text:p text:style-name="P9">Remplacer la ligne </text:p>
            <text:p text:style-name="P9">&lt;html lang="default"&gt;</text:p>
            <text:p text:style-name="P9">par</text:p>
            <text:p text:style-name="P9">&lt;html lang="fr"&gt;</text:p>
            <text:p text:style-name="P9">sur la page INDEX et PAGE2</text:p>
          </table:table-cell>
          <table:table-cell table:style-name="Tableau1.A3" office:value-type="string">
            <text:p text:style-name="P5">non</text:p>
          </table:table-cell>
          <table:table-cell table:style-name="Tableau1.F3" office:value-type="string">
            <text:p text:style-name="P1">voir dossier référence</text:p>
            <text:p text:style-name="P1"/>
            <text:p text:style-name="P1">rapport W3C - INDEX</text:p>
            <text:p text:style-name="P1">rapport W3C - PAGE2</text:p>
          </table:table-cell>
        </table:table-row>
        <table:table-row table:style-name="Tableau1.7">
          <table:table-cell table:style-name="Tableau1.A3" office:value-type="string">
            <text:p text:style-name="P5">SEO</text:p>
          </table:table-cell>
          <table:table-cell table:style-name="Tableau1.A3" office:value-type="string">
            <text:p text:style-name="P15">Des attributs ne sont pas reconnus dans le HTML de la page 2.</text:p>
          </table:table-cell>
          <table:table-cell table:style-name="Tableau1.A3" office:value-type="string">
            <text:p text:style-name="P9">L'attribut "success-msg" et "fail-msg" de la balise "form" n'est pas autorisé.</text:p>
          </table:table-cell>
          <table:table-cell table:style-name="Tableau1.A3" office:value-type="string">
            <text:p text:style-name="P2">Supprimer les attributs et leurs valeurs.</text:p>
          </table:table-cell>
          <table:table-cell table:style-name="Tableau1.A3" office:value-type="string">
            <text:p text:style-name="P5">non</text:p>
          </table:table-cell>
          <table:table-cell table:style-name="Tableau1.F3" office:value-type="string">
            <text:p text:style-name="P1">voir dossier référence</text:p>
            <text:p text:style-name="P1"/>
            <text:p text:style-name="P1">rapport W3C -PAGE2</text:p>
          </table:table-cell>
        </table:table-row>
        <table:table-row table:style-name="Tableau1.8">
          <table:table-cell table:style-name="Tableau1.A8" office:value-type="string">
            <text:p text:style-name="P5"/>
          </table:table-cell>
          <table:table-cell table:style-name="Tableau1.A8" office:value-type="string">
            <text:p text:style-name="Standard"/>
          </table:table-cell>
          <table:table-cell table:style-name="Tableau1.A8" office:value-type="string">
            <text:p text:style-name="Standard"/>
          </table:table-cell>
          <table:table-cell table:style-name="Tableau1.A8" office:value-type="string">
            <text:p text:style-name="Standard"/>
          </table:table-cell>
          <table:table-cell table:style-name="Tableau1.A8" office:value-type="string">
            <text:p text:style-name="Standard"/>
          </table:table-cell>
          <table:table-cell table:style-name="Tableau1.A8" office:value-type="string">
            <text:p text:style-name="Standard"/>
          </table:table-cell>
        </table:table-row>
        <text:soft-page-break/>
        <table:table-row>
          <table:table-cell table:style-name="Tableau1.F2" table:number-columns-spanned="6" office:value-type="string">
            <text:p text:style-name="P5">analyse Lighthouse</text:p>
          </table:table-cell>
          <table:covered-table-cell/>
          <table:covered-table-cell/>
          <table:covered-table-cell/>
          <table:covered-table-cell/>
          <table:covered-table-cell/>
        </table:table-row>
        <table:table-row table:style-name="Tableau1.10">
          <table:table-cell table:style-name="Tableau1.A2" office:value-type="string">
            <text:p text:style-name="P5">catégorie</text:p>
          </table:table-cell>
          <table:table-cell table:style-name="Tableau1.A2" office:value-type="string">
            <text:p text:style-name="P3">Problème identifié</text:p>
          </table:table-cell>
          <table:table-cell table:style-name="Tableau1.A2" office:value-type="string">
            <text:p text:style-name="P3">Explication du Problème</text:p>
          </table:table-cell>
          <table:table-cell table:style-name="Tableau1.A2" office:value-type="string">
            <text:p text:style-name="P3">Bonne pratique à adopter</text:p>
          </table:table-cell>
          <table:table-cell table:style-name="Tableau1.A2" office:value-type="string">
            <text:p text:style-name="P5">action recommandée</text:p>
          </table:table-cell>
          <table:table-cell table:style-name="Tableau1.F2" office:value-type="string">
            <text:p text:style-name="P5">référence</text:p>
          </table:table-cell>
        </table:table-row>
        <table:table-row table:style-name="Tableau1.11">
          <table:table-cell table:style-name="Tableau1.A3" office:value-type="string">
            <text:p text:style-name="P5">SEO</text:p>
          </table:table-cell>
          <table:table-cell table:style-name="Tableau1.A3" office:value-type="string">
            <text:p text:style-name="P9">Les images présentes dans le fichier img sont trop lourdes.</text:p>
          </table:table-cell>
          <table:table-cell table:style-name="Tableau1.A3" office:value-type="string">
            <text:p text:style-name="P2">Le format des images n'est pas optimal et ralenti le site.</text:p>
          </table:table-cell>
          <table:table-cell table:style-name="Tableau1.A3" office:value-type="string">
            <text:p text:style-name="P17"><text:bookmark text:name="p166"/><text:span text:style-name="T6">Convertir les fichiers au</text:span><text:bookmark text:name="171"/><text:span text:style-name="T6"> format .</text:span><text:bookmark text:name="173"/><text:bookmark text:name="p167"/><text:span text:style-name="T6">jpg/png</text:span><text:bookmark text:name="p165"/><text:span text:style-name="T6"> (suivant si l'image se doit d'être transparent ou non).</text:span><text:line-break/><text:line-break/><text:bookmark text:name="p168"/><text:span text:style-name="T6">Redimensionner les images sous leurs dimensions utilisées dans le html/css.</text:span><text:line-break/><text:line-break/><text:bookmark text:name="p169"/><text:span text:style-name="T6">Convertir les fichiers avec un taux de compression minimale à 85.</text:span><text:line-break/><text:line-break/><text:bookmark text:name="p170"/><text:span text:style-name="T6">Renommer les liens vers les images dans les fichiers html/css.</text:span></text:p>
          </table:table-cell>
          <table:table-cell table:style-name="Tableau1.A3" office:value-type="string">
            <text:p text:style-name="P5">oui</text:p>
          </table:table-cell>
          <table:table-cell table:style-name="Tableau1.F3" office:value-type="string">
            <text:p text:style-name="P1">voir dossier référence</text:p>
            <text:p text:style-name="P1"/>
            <text:p text:style-name="P1">analyse Lighthouse INDEX</text:p>
            <text:p text:style-name="P1"/>
            <text:p text:style-name="P1">référence - encoder les images</text:p>
            <text:p text:style-name="P1"/>
            <text:p text:style-name="P1">référence - format d'image</text:p>
          </table:table-cell>
        </table:table-row>
        <table:table-row>
          <table:table-cell table:style-name="Tableau1.A3" office:value-type="string">
            <text:p text:style-name="P5">SEO</text:p>
          </table:table-cell>
          <table:table-cell table:style-name="Tableau1.A3" office:value-type="string">
            <text:p text:style-name="P9">Du code JavaScript détecté par les outils d'analyse comme étant non-utilisé.</text:p>
          </table:table-cell>
          <table:table-cell table:style-name="Tableau1.A3" office:value-type="string">
            <text:p text:style-name="P9">Les fichiers dans le dossier JS possèdent des lignes de code non utilisé, ce qui augmente le temps de chargement de la page.</text:p>
          </table:table-cell>
          <table:table-cell table:style-name="Tableau1.A3" office:value-type="string">
            <text:p text:style-name="P9">Vérifier et alléger les fichiers en supprimant les lignes de code qui ne sont pas utilisées.</text:p>
          </table:table-cell>
          <table:table-cell table:style-name="Tableau1.A3" office:value-type="string">
            <text:p text:style-name="P5">non</text:p>
          </table:table-cell>
          <table:table-cell table:style-name="Tableau1.F3" office:value-type="string">
            <text:p text:style-name="P1">voir dossier référence</text:p>
            <text:p text:style-name="P1"/>
            <text:p text:style-name="P1">analyse Lighthouse INDEX</text:p>
            <text:p text:style-name="P1"/>
            <text:p text:style-name="P1">référence - supprimer le JavaScript inutile</text:p>
          </table:table-cell>
        </table:table-row>
        <table:table-row table:style-name="Tableau1.13">
          <table:table-cell table:style-name="Tableau1.A3" office:value-type="string">
            <text:p text:style-name="P5">SEO</text:p>
          </table:table-cell>
          <table:table-cell table:style-name="Tableau1.A3" office:value-type="string">
            <text:p text:style-name="P9">Du code CSS détecté par les outils d'analyse comme étant non-utilisé.</text:p>
          </table:table-cell>
          <table:table-cell table:style-name="Tableau1.A3" office:value-type="string">
            <text:p text:style-name="P9">Les fichiers CSS possèdent des lignes de code non utilisé, ce qui augmente le temps de chargement de la page.</text:p>
          </table:table-cell>
          <table:table-cell table:style-name="Tableau1.A3" office:value-type="string">
            <text:p text:style-name="P9">Vérifier et alléger les fichiers en supprimant les lignes de code en trop et qui peuvent ralentir la page.</text:p>
          </table:table-cell>
          <table:table-cell table:style-name="Tableau1.A3" office:value-type="string">
            <text:p text:style-name="P5">non</text:p>
          </table:table-cell>
          <table:table-cell table:style-name="Tableau1.F3" office:value-type="string">
            <text:p text:style-name="P1">voir dossier référence</text:p>
            <text:p text:style-name="P1"/>
            <text:p text:style-name="P1">analyse Lighthouse INDEX</text:p>
            <text:p text:style-name="P1"/>
            <text:p text:style-name="P1">référence - supprimer le CSS inutile</text:p>
          </table:table-cell>
        </table:table-row>
        <table:table-row table:style-name="Tableau1.14">
          <table:table-cell table:style-name="Tableau1.A3" office:value-type="string">
            <text:p text:style-name="P5">SEO</text:p>
          </table:table-cell>
          <table:table-cell table:style-name="Tableau1.A3" office:value-type="string">
            <text:p text:style-name="P9">Le CSS n'est pas compressé.</text:p>
          </table:table-cell>
          <table:table-cell table:style-name="Tableau1.A3" office:value-type="string">
            <text:p text:style-name="P9">Le <text:span text:style-name="T1">navigateur met plus de temps à télécharger et calculer un fichier non compressé.</text:span></text:p>
          </table:table-cell>
          <table:table-cell table:style-name="Tableau1.A3" office:value-type="string">
            <text:p text:style-name="P9">Utiliser un préprocesseur CSS afin de pouvoir compresser le fichier css sans perdre la construction du code.</text:p>
          </table:table-cell>
          <table:table-cell table:style-name="Tableau1.A3" office:value-type="string">
            <text:p text:style-name="P5">oui</text:p>
          </table:table-cell>
          <table:table-cell table:style-name="Tableau1.F3" office:value-type="string">
            <text:p text:style-name="P1">voir dossier référence</text:p>
            <text:p text:style-name="P1"/>
            <text:p text:style-name="P1">analyse Lighthouse INDEX</text:p>
            <text:p text:style-name="P1"/>
            <text:p text:style-name="P1">référence - compresser le CSS</text:p>
          </table:table-cell>
        </table:table-row>
        <table:table-row table:style-name="Tableau1.15">
          <table:table-cell table:style-name="Tableau1.A8" office:value-type="string">
            <text:p text:style-name="P5"/>
          </table:table-cell>
          <table:table-cell table:style-name="Tableau1.A8" office:value-type="string">
            <text:p text:style-name="P9"/>
          </table:table-cell>
          <table:table-cell table:style-name="Tableau1.A8" office:value-type="string">
            <text:p text:style-name="P9"/>
          </table:table-cell>
          <table:table-cell table:style-name="Tableau1.A8" office:value-type="string">
            <text:p text:style-name="P9"/>
          </table:table-cell>
          <table:table-cell table:style-name="Tableau1.A8" office:value-type="string">
            <text:p text:style-name="P5"/>
          </table:table-cell>
          <table:table-cell table:style-name="Tableau1.A8" office:value-type="string">
            <text:p text:style-name="P1"/>
          </table:table-cell>
        </table:table-row>
        <text:soft-page-break/>
        <table:table-row table:style-name="Tableau1.16">
          <table:table-cell table:style-name="Tableau1.A3" office:value-type="string">
            <text:p text:style-name="P5">SEO</text:p>
          </table:table-cell>
          <table:table-cell table:style-name="Tableau1.A3" office:value-type="string">
            <text:p text:style-name="P9">Le texte des pages ne sont pas visible lors du chargement de la police d'écriture.</text:p>
          </table:table-cell>
          <table:table-cell table:style-name="Tableau1.A3" office:value-type="string">
            <text:p text:style-name="P9">Aucune <text:span text:style-name="T1">commande</text:span> qui indique l'apparition du texte durant le chargement de la police d'écriture n'est spécifié.</text:p>
          </table:table-cell>
          <table:table-cell table:style-name="Tableau1.A3" office:value-type="string">
            <text:p text:style-name="P9">Rajouter</text:p>
            <text:p text:style-name="P9">"font-display: swap" </text:p>
            <text:p text:style-name="P9">dans @font-face ou</text:p>
            <text:p text:style-name="P9">"&amp;display=swap" </text:p>
            <text:p text:style-name="P9">à la fin de l'url de GoogleFonts.</text:p>
          </table:table-cell>
          <table:table-cell table:style-name="Tableau1.A3" office:value-type="string">
            <text:p text:style-name="P5">non</text:p>
          </table:table-cell>
          <table:table-cell table:style-name="Tableau1.F3" office:value-type="string">
            <text:p text:style-name="P1">voir dossier référence</text:p>
            <text:p text:style-name="P1"/>
            <text:p text:style-name="P1">analyse Lighthouse INDEX</text:p>
            <text:p text:style-name="P1"/>
            <text:p text:style-name="P1">référence - chargement de la police d'écriture</text:p>
          </table:table-cell>
        </table:table-row>
        <table:table-row>
          <table:table-cell table:style-name="Tableau1.A3" office:value-type="string">
            <text:p text:style-name="P5">SEO</text:p>
          </table:table-cell>
          <table:table-cell table:style-name="Tableau1.A3" office:value-type="string">
            <text:p text:style-name="P2">La mis-en page change lors du chargement des images.</text:p>
          </table:table-cell>
          <table:table-cell table:style-name="Tableau1.A3" office:value-type="string">
            <text:p text:style-name="P9">Les images n'ont pas de largeur et de hauteur définies dans le html. </text:p>
          </table:table-cell>
          <table:table-cell table:style-name="Tableau1.A3" office:value-type="string">
            <text:p text:style-name="P9">Définir une hauteur et une largeur valide pour chaque image intégré dans les fichiers html.</text:p>
          </table:table-cell>
          <table:table-cell table:style-name="Tableau1.A3" office:value-type="string">
            <text:p text:style-name="P5">non</text:p>
          </table:table-cell>
          <table:table-cell table:style-name="Tableau1.F3" office:value-type="string">
            <text:p text:style-name="P9">voir dossier référence</text:p>
            <text:p text:style-name="P9"/>
            <text:p text:style-name="P9">analyse Lighthouse INDEX</text:p>
            <text:p text:style-name="P9"/>
            <text:p text:style-name="P9">référence - taille des images</text:p>
          </table:table-cell>
        </table:table-row>
        <table:table-row>
          <table:table-cell table:style-name="Tableau1.A3" office:value-type="string">
            <text:p text:style-name="P5">Accessibilité</text:p>
          </table:table-cell>
          <table:table-cell table:style-name="Tableau1.A3" office:value-type="string">
            <text:p text:style-name="P9">Les balises H1-2-3 ne sont pas dans le bon ordre.</text:p>
          </table:table-cell>
          <table:table-cell table:style-name="Tableau1.A3" office:value-type="string">
            <text:p text:style-name="P9">Les balises H1-2-3 mal organisées peuvent créer un mauvais sens de lecture de la page lors de l'utilisation des technologies d'assistance comme des lecteurs d'écran.</text:p>
          </table:table-cell>
          <table:table-cell table:style-name="Tableau1.A3" office:value-type="string">
            <text:p text:style-name="P9"><text:s/>Placer un texte ayant une balise H2 à la place de l'image title.png à la ligne 87 du fichier index.html.</text:p>
          </table:table-cell>
          <table:table-cell table:style-name="Tableau1.A3" office:value-type="string">
            <text:p text:style-name="P5">non</text:p>
          </table:table-cell>
          <table:table-cell table:style-name="Tableau1.F3" office:value-type="string">
            <text:p text:style-name="P9">voir dossier référence</text:p>
            <text:p text:style-name="P9"/>
            <text:p text:style-name="P9">analyse Lighthouse INDEX</text:p>
            <text:p text:style-name="P9"/>
            <text:p text:style-name="P9">référence - organiser les balises h1-2-3</text:p>
          </table:table-cell>
        </table:table-row>
        <table:table-row table:style-name="Tableau1.19">
          <table:table-cell table:style-name="Tableau1.A3" office:value-type="string">
            <text:p text:style-name="P5">SEO</text:p>
          </table:table-cell>
          <table:table-cell table:style-name="Tableau1.A3" office:value-type="string">
            <text:p text:style-name="P9">Un total de 9 failles de sécurité on été détecté<text:span text:style-name="T1"> par Lighthouse.</text:span></text:p>
          </table:table-cell>
          <table:table-cell table:style-name="Tableau1.A3" office:value-type="string">
            <text:p text:style-name="P10">Les fichiers Bootstrap et jQuerry possèdent des versions de code comme possédant des vulnérabilités. Une personne externe malveillante pourrait exploiter ces erreurs.</text:p>
          </table:table-cell>
          <table:table-cell table:style-name="Tableau1.A3" office:value-type="string">
            <text:p text:style-name="P10">Mettre à jour les fichiers Bootstrap et jQuerry.</text:p>
          </table:table-cell>
          <table:table-cell table:style-name="Tableau1.A3" office:value-type="string">
            <text:p text:style-name="P5">non</text:p>
          </table:table-cell>
          <table:table-cell table:style-name="Tableau1.F3" office:value-type="string">
            <text:p text:style-name="P9">voir dossier référence</text:p>
            <text:p text:style-name="P9"/>
            <text:p text:style-name="P9">analyse Lighthouse INDEX</text:p>
            <text:p text:style-name="P2"/>
            <text:p text:style-name="P1">référence - vulnérabilités JavaScript</text:p>
          </table:table-cell>
        </table:table-row>
        <table:table-row table:style-name="Tableau1.20">
          <table:table-cell table:style-name="Tableau1.A3" office:value-type="string">
            <text:p text:style-name="P5">Accessibilité</text:p>
          </table:table-cell>
          <table:table-cell table:style-name="Tableau1.A3" office:value-type="string">
            <text:p text:style-name="P9">La page ne possède pas de description meta. </text:p>
          </table:table-cell>
          <table:table-cell table:style-name="Tableau1.A3" office:value-type="string">
            <text:p text:style-name="P10">La balise meta donne un aperçu du site avec une courte description, ce qui permet d'indiquer au moteur de recherche et au visiteur le contenue de la page. Si cette description est de qualité, elle peut inciter le visiteur à cliquer sur le site, ce qui augmente le trafic naturel.</text:p>
          </table:table-cell>
          <table:table-cell table:style-name="Tableau1.A3" office:value-type="string">
            <text:p text:style-name="P9">Rajouter <text:span text:style-name="T1">la balise:</text:span></text:p>
            <text:p text:style-name="P10">&lt;meta name="description" content="mon site"&gt;</text:p>
            <text:p text:style-name="P10">dans les fichiers index.html et page2.html</text:p>
            <text:p text:style-name="P10">Remplacer la valeur par défaut "mon site" par une description pertinente. voir le 2e lien en référence.</text:p>
          </table:table-cell>
          <table:table-cell table:style-name="Tableau1.A3" office:value-type="string">
            <text:p text:style-name="P5">non</text:p>
          </table:table-cell>
          <table:table-cell table:style-name="Tableau1.F3" office:value-type="string">
            <text:p text:style-name="P6">voir dossier référence</text:p>
            <text:p text:style-name="P6"/>
            <text:p text:style-name="P6">analyse <text:span text:style-name="T2">Lighthouse INDEX</text:span></text:p>
            <text:p text:style-name="P6"/>
            <text:p text:style-name="P6">référence - la meta description</text:p>
            <text:p text:style-name="P1"/>
            <text:p text:style-name="P1">référence - optimiser la meta description</text:p>
          </table:table-cell>
        </table:table-row>
        <table:table-row table:style-name="Tableau1.21">
          <table:table-cell table:style-name="Tableau1.A3" office:value-type="string">
            <text:p text:style-name="P5">Accessibilité</text:p>
          </table:table-cell>
          <table:table-cell table:style-name="Tableau1.A3" office:value-type="string">
            <text:p text:style-name="P10">Difficulté pour cibler les liens à la souris ou à l'écran tactile.</text:p>
          </table:table-cell>
          <table:table-cell table:style-name="Tableau1.A3" office:value-type="string">
            <text:p text:style-name="P9"><text:span text:style-name="T1">Les liens présents dans le pied de la page possèdent un</text:span> cadre de ciblage trop petits pour être correctement sélectionné.</text:p>
          </table:table-cell>
          <table:table-cell table:style-name="Tableau1.A3" office:value-type="string">
            <text:p text:style-name="P9">Augmenter la taille des cadres à un minimum de 48px X 48px.</text:p>
          </table:table-cell>
          <table:table-cell table:style-name="Tableau1.A3" office:value-type="string">
            <text:p text:style-name="P5">non</text:p>
          </table:table-cell>
          <table:table-cell table:style-name="Tableau1.F3" office:value-type="string">
            <text:p text:style-name="P6">voir dossier référence</text:p>
            <text:p text:style-name="P6"/>
            <text:p text:style-name="P6">analyse <text:span text:style-name="T2">Lighthouse INDEX</text:span></text:p>
            <text:p text:style-name="P6"/>
            <text:p text:style-name="P1">référence - le cadre de ciblage</text:p>
          </table:table-cell>
        </table:table-row>
        <text:soft-page-break/>
        <table:table-row table:style-name="Tableau1.22">
          <table:table-cell table:style-name="Tableau1.A3" office:value-type="string">
            <text:p text:style-name="P7">Accessibilité</text:p>
          </table:table-cell>
          <table:table-cell table:style-name="Tableau1.A3" office:value-type="string">
            <text:p text:style-name="P10">Aucun texte n'est associé aux éléments interactifs du formulaire.</text:p>
          </table:table-cell>
          <table:table-cell table:style-name="Tableau1.A3" office:value-type="string">
            <text:p text:style-name="P9">Les balises label ne <text:span text:style-name="T1">possèdent pas d'attribut associant le texte et les éléments du formulaire.</text:span></text:p>
          </table:table-cell>
          <table:table-cell table:style-name="Tableau1.A3" office:value-type="string">
            <text:p text:style-name="P9">Ajouter un attribut "for"<text:span text:style-name="T1"> à chaque balise label. l'attribut doit posséder</text:span> une valeur identique à l'attribut "id" de la balise input associé.</text:p>
          </table:table-cell>
          <table:table-cell table:style-name="Tableau1.A3" office:value-type="string">
            <text:p text:style-name="P5">non</text:p>
          </table:table-cell>
          <table:table-cell table:style-name="Tableau1.F3" office:value-type="string">
            <text:p text:style-name="P6">voir dossier référence</text:p>
            <text:p text:style-name="P6"/>
            <text:p text:style-name="P1"><text:span text:style-name="T1">analyse </text:span><text:span text:style-name="T3">Lighthouse PAGE2</text:span></text:p>
            <text:p text:style-name="P4"/>
            <text:p text:style-name="P1">référence - la balise label</text:p>
          </table:table-cell>
        </table:table-row>
        <table:table-row table:style-name="Tableau1.23">
          <table:table-cell table:style-name="Tableau1.A3" office:value-type="string">
            <text:p text:style-name="P5">Accessibilité</text:p>
          </table:table-cell>
          <table:table-cell table:style-name="Tableau1.A3" office:value-type="string">
            <text:p text:style-name="P10">Légères difficultés lors de la lecture du texte.</text:p>
          </table:table-cell>
          <table:table-cell table:style-name="Tableau1.A3" office:value-type="string">
            <text:p text:style-name="P9"><text:span text:style-name="T1">Le </text:span>contraste des couleurs <text:span text:style-name="T1">est </text:span>insuffisant.</text:p>
          </table:table-cell>
          <table:table-cell table:style-name="Tableau1.A3" office:value-type="string">
            <text:p text:style-name="P9">Modifier la couleur de fond et/ou du texte pour faire passer le ratio de contraste à un minimum de 4,5:1.</text:p>
          </table:table-cell>
          <table:table-cell table:style-name="Tableau1.A3" office:value-type="string">
            <text:p text:style-name="P5">non</text:p>
          </table:table-cell>
          <table:table-cell table:style-name="Tableau1.F3" office:value-type="string">
            <text:p text:style-name="P6">voir dossier référence</text:p>
            <text:p text:style-name="P6"/>
            <text:p text:style-name="P1"><text:span text:style-name="T1">analyse </text:span><text:span text:style-name="T3">Lighthouse INDEX</text:span></text:p>
            <text:p text:style-name="P4">analyse Lighthouse PAGE2</text:p>
            <text:p text:style-name="P4"/>
            <text:p text:style-name="P1">référence - le contraste des couleurs</text:p>
          </table:table-cell>
        </table:table-row>
        <table:table-row table:style-name="Tableau1.24">
          <table:table-cell table:style-name="Tableau1.A8" office:value-type="string">
            <text:p text:style-name="P5"/>
          </table:table-cell>
          <table:table-cell table:style-name="Tableau1.A8" office:value-type="string">
            <text:p text:style-name="P10"/>
          </table:table-cell>
          <table:table-cell table:style-name="Tableau1.A8" office:value-type="string">
            <text:p text:style-name="P9"/>
          </table:table-cell>
          <table:table-cell table:style-name="Tableau1.A8" office:value-type="string">
            <text:p text:style-name="P9"/>
          </table:table-cell>
          <table:table-cell table:style-name="Tableau1.A8" office:value-type="string">
            <text:p text:style-name="P5"/>
          </table:table-cell>
          <table:table-cell table:style-name="Tableau1.A8" office:value-type="string">
            <text:p text:style-name="P1"/>
          </table:table-cell>
        </table:table-row>
        <text:soft-page-break/>
        <table:table-row table:style-name="Tableau1.25">
          <table:table-cell table:style-name="Tableau1.F2" table:number-columns-spanned="6" office:value-type="string">
            <text:p text:style-name="P5">analyse manuelle</text:p>
          </table:table-cell>
          <table:covered-table-cell/>
          <table:covered-table-cell/>
          <table:covered-table-cell/>
          <table:covered-table-cell/>
          <table:covered-table-cell/>
        </table:table-row>
        <table:table-row table:style-name="Tableau1.26">
          <table:table-cell table:style-name="Tableau1.A2" office:value-type="string">
            <text:p text:style-name="P5">catégorie</text:p>
          </table:table-cell>
          <table:table-cell table:style-name="Tableau1.A2" office:value-type="string">
            <text:p text:style-name="P3">Problème identifié</text:p>
          </table:table-cell>
          <table:table-cell table:style-name="Tableau1.A2" office:value-type="string">
            <text:p text:style-name="P3">Explication du Problème</text:p>
          </table:table-cell>
          <table:table-cell table:style-name="Tableau1.A2" office:value-type="string">
            <text:p text:style-name="P3">Bonne pratique à adopter</text:p>
          </table:table-cell>
          <table:table-cell table:style-name="Tableau1.A2" office:value-type="string">
            <text:p text:style-name="P5">action recommandée</text:p>
          </table:table-cell>
          <table:table-cell table:style-name="Tableau1.F2" office:value-type="string">
            <text:p text:style-name="P5">référence</text:p>
          </table:table-cell>
        </table:table-row>
        <table:table-row>
          <table:table-cell table:style-name="Tableau1.A3" office:value-type="string">
            <text:p text:style-name="P5">SEO</text:p>
          </table:table-cell>
          <table:table-cell table:style-name="Tableau1.A3" office:value-type="string">
            <text:p text:style-name="P9">Images présentes sans contenu pertinent présent dans le dossier img.</text:p>
          </table:table-cell>
          <table:table-cell table:style-name="Tableau1.A3" office:value-type="string">
            <text:p text:style-name="P9"><text:span text:style-name="T5">Le temps de chargement d’une page </text:span><text:span text:style-name="T5">web dépend des images, fichiers et scripts à charger et à afficher. Or, une requête HTTP est effectuée pour chacun de ces éléments.</text:span><text:span text:style-name="T7"> </text:span></text:p>
            <text:p text:style-name="P9"/>
            <text:p text:style-name="P9"><text:span text:style-name="T7">La présence de ces images crée des requêtes http supplémentaires et </text:span>pour un intérêt peu pertinent. </text:p>
            <text:p text:style-name="P9">La non-présence de ces images ne changera rien à l'aspect final du site.</text:p>
          </table:table-cell>
          <table:table-cell table:style-name="Tableau1.A3" office:value-type="string">
            <text:p text:style-name="P9">Supprimer les images suivantes du dossier img</text:p>
            <text:p text:style-name="P9">dots-bg.png</text:p>
            <text:p text:style-name="P9">lines-h2-bg.png</text:p>
            <text:p text:style-name="P9">citation.png</text:p>
            <text:p text:style-name="P9">title.png</text:p>
            <text:p text:style-name="P9">title2.png </text:p>
            <text:p text:style-name="P9"/>
            <text:p text:style-name="P9">Supprimer leurs présences dans le fichier style.css</text:p>
            <text:p text:style-name="P9"/>
            <text:p text:style-name="P9">Ajouter les informations textuelles dans le html/css des images suivantes :</text:p>
            <text:p text:style-name="P9">citation.png</text:p>
            <text:p text:style-name="P9">title.png</text:p>
            <text:p text:style-name="P9">title2.png </text:p>
          </table:table-cell>
          <table:table-cell table:style-name="Tableau1.A3" office:value-type="string">
            <text:p text:style-name="P5">oui</text:p>
          </table:table-cell>
          <table:table-cell table:style-name="Tableau1.F3" office:value-type="string">
            <text:p text:style-name="P1">voir dossier référence</text:p>
            <text:p text:style-name="P1"/>
            <text:p text:style-name="P1">référence - temps de chargement</text:p>
          </table:table-cell>
        </table:table-row>
        <table:table-row>
          <table:table-cell table:style-name="Tableau1.A3" office:value-type="string">
            <text:p text:style-name="P5">SEO</text:p>
          </table:table-cell>
          <table:table-cell table:style-name="Tableau1.A3" office:value-type="string">
            <text:p text:style-name="P9">Les images "la chouette agence", "favicon" et "logo" peuvent être converti au format vectoriel (svg).</text:p>
          </table:table-cell>
          <table:table-cell table:style-name="Tableau1.A3" office:value-type="string">
            <text:p text:style-name="P9">L'utilisation d'images vectorielles est pertinente pour la création de logo. Les images vectorielles (svg) sont plus légères que les images type bitmap(png, jpg, etc.) et permettent d'afficher des images nettes sans perte de qualité.</text:p>
          </table:table-cell>
          <table:table-cell table:style-name="Tableau1.A3" office:value-type="string">
            <text:p text:style-name="P2">Utiliser un logiciel de création d'images vectorielles pour redessiner les images au format .svg</text:p>
          </table:table-cell>
          <table:table-cell table:style-name="Tableau1.A3" office:value-type="string">
            <text:p text:style-name="P5">oui</text:p>
          </table:table-cell>
          <table:table-cell table:style-name="Tableau1.F3" office:value-type="string">
            <text:p text:style-name="P1">voir dossier référence</text:p>
            <text:p text:style-name="P1"/>
            <text:p text:style-name="P1">référence - les images vectorielles</text:p>
          </table:table-cell>
        </table:table-row>
        <table:table-row table:style-name="Tableau1.29">
          <table:table-cell table:style-name="Tableau1.A3" office:value-type="string">
            <text:p text:style-name="P5">SEO</text:p>
          </table:table-cell>
          <table:table-cell table:style-name="Tableau1.A3" office:value-type="string">
            <text:p text:style-name="P11">Le bouton toggle navigation ne fonctionne pas sur la page page2.</text:p>
          </table:table-cell>
          <table:table-cell table:style-name="Tableau1.A3" office:value-type="string">
            <text:p text:style-name="P10">Le fichier bootstrap.css prend partiellement en compte l'ensemble de index.html et page2.html.</text:p>
          </table:table-cell>
          <table:table-cell table:style-name="Tableau1.A3" office:value-type="string">
            <text:p text:style-name="P11">Modifier le fichier bootstrap.css ou style.css pour que le bouton toogle soit fonctionnel</text:p>
          </table:table-cell>
          <table:table-cell table:style-name="Tableau1.A3" office:value-type="string">
            <text:p text:style-name="P5">non</text:p>
          </table:table-cell>
          <table:table-cell table:style-name="Tableau1.F3" office:value-type="string">
            <text:p text:style-name="P1">voir dossier référence</text:p>
            <text:p text:style-name="P1"/>
            <text:p text:style-name="P1">référence - princpaux problèmes du SEO</text:p>
          </table:table-cell>
        </table:table-row>
        <table:table-row table:style-name="Tableau1.30">
          <table:table-cell table:style-name="Tableau1.A3" office:value-type="string">
            <text:p text:style-name="P5">Accessibilité</text:p>
          </table:table-cell>
          <table:table-cell table:style-name="Tableau1.A3" office:value-type="string">
            <text:p text:style-name="P9">Les liens menant vers les réseaux sociaux ne <text:span text:style-name="T1">sont pas indiqués par les lecteurs d'écrans.</text:span></text:p>
          </table:table-cell>
          <table:table-cell table:style-name="Tableau1.A3" office:value-type="string">
            <text:p text:style-name="P10">Aucun texte n'est associé au lien, ce qui peut rendre difficile la navigation pour les utilisateurs de technologies d’assistance comme un lecteur d'écran.</text:p>
          </table:table-cell>
          <table:table-cell table:style-name="Tableau1.A3" office:value-type="string">
            <text:p text:style-name="P9">Rajouter un texte décrivant l<text:span text:style-name="T1">e</text:span> lien.</text:p>
          </table:table-cell>
          <table:table-cell table:style-name="Tableau1.A3" office:value-type="string">
            <text:p text:style-name="P5">non</text:p>
          </table:table-cell>
          <table:table-cell table:style-name="Tableau1.F3" office:value-type="string">
            <text:p text:style-name="P1">voir dossier référence</text:p>
            <text:p text:style-name="P1"/>
            <text:p text:style-name="P1">référence - les ancres des liens</text:p>
          </table:table-cell>
        </table:table-row>
        <table:table-row table:style-name="Tableau1.31">
          <table:table-cell table:style-name="Tableau1.A8" office:value-type="string">
            <text:p text:style-name="P5"/>
          </table:table-cell>
          <table:table-cell table:style-name="Tableau1.A8" office:value-type="string">
            <text:p text:style-name="P9"/>
          </table:table-cell>
          <table:table-cell table:style-name="Tableau1.A8" office:value-type="string">
            <text:p text:style-name="P10"/>
          </table:table-cell>
          <table:table-cell table:style-name="Tableau1.A8" office:value-type="string">
            <text:p text:style-name="P9"/>
          </table:table-cell>
          <table:table-cell table:style-name="Tableau1.A8" office:value-type="string">
            <text:p text:style-name="P5"/>
          </table:table-cell>
          <table:table-cell table:style-name="Tableau1.A8" office:value-type="string">
            <text:p text:style-name="P1"/>
          </table:table-cell>
        </table:table-row>
        <text:soft-page-break/>
        <table:table-row table:style-name="Tableau1.32">
          <table:table-cell table:style-name="Tableau1.A3" office:value-type="string">
            <text:p text:style-name="P5">Accessibilité</text:p>
          </table:table-cell>
          <table:table-cell table:style-name="Tableau1.A3" office:value-type="string">
            <text:p text:style-name="P11">L'un des liens présent dans l'annuaire est différent de son lien indiqué.</text:p>
          </table:table-cell>
          <table:table-cell table:style-name="Tableau1.A3" office:value-type="string">
            <text:p text:style-name="P11">Une faute de frappe s'est glissé lors de l'écriture du lien, ce qui peut entraîner une erreur de redirection.</text:p>
          </table:table-cell>
          <table:table-cell table:style-name="Tableau1.A3" office:value-type="string">
            <text:p text:style-name="P11">Corriger le lien à la ligne suivante :</text:p>
            <text:p text:style-name="P11">ligne 266 de index.html</text:p>
          </table:table-cell>
          <table:table-cell table:style-name="Tableau1.A3" office:value-type="string">
            <text:p text:style-name="P5">non</text:p>
          </table:table-cell>
          <table:table-cell table:style-name="Tableau1.F3" office:value-type="string">
            <text:p text:style-name="P1">voir dossier référence</text:p>
            <text:p text:style-name="P1"/>
            <text:p text:style-name="P1">référence - erreurs en SEO à éviter</text:p>
          </table:table-cell>
        </table:table-row>
        <table:table-row table:style-name="Tableau1.33">
          <table:table-cell table:style-name="Tableau1.A3" office:value-type="string">
            <text:p text:style-name="P5">Accessibilité</text:p>
          </table:table-cell>
          <table:table-cell table:style-name="Tableau1.A3" office:value-type="string">
            <text:p text:style-name="P2">Du texte caché est présent sur la page index.</text:p>
          </table:table-cell>
          <table:table-cell table:style-name="Tableau1.A3" office:value-type="string">
            <text:p text:style-name="P9">Ce texte peut être considéré comme du keyword stuffing et pourrait pénaliser le référencement du site.</text:p>
          </table:table-cell>
          <table:table-cell table:style-name="Tableau1.A3" office:value-type="string">
            <text:p text:style-name="P2">Supprimer les balises "div class keywords" ainsi que tout leur contenues des lignes suivantes:</text:p>
            <text:p text:style-name="P2">ligne 40 de index.html</text:p>
            <text:p text:style-name="P2">ligne 42 de index.html</text:p>
          </table:table-cell>
          <table:table-cell table:style-name="Tableau1.A3" office:value-type="string">
            <text:p text:style-name="P5">non</text:p>
          </table:table-cell>
          <table:table-cell table:style-name="Tableau1.F3" office:value-type="string">
            <text:p text:style-name="P9">voir dossier référence</text:p>
            <text:p text:style-name="P9"/>
            <text:p text:style-name="P9">référence - le keyword stuffing</text:p>
          </table:table-cell>
        </table:table-row>
        <table:table-row table:style-name="Tableau1.34">
          <table:table-cell table:style-name="Tableau1.A3" office:value-type="string">
            <text:p text:style-name="P5">SEO</text:p>
          </table:table-cell>
          <table:table-cell table:style-name="Tableau1.A3" office:value-type="string">
            <text:p text:style-name="P9">L'envoi de message avec le formulaire ne fonctionne pas.</text:p>
          </table:table-cell>
          <table:table-cell table:style-name="Tableau1.A3" office:value-type="string">
            <text:p text:style-name="P9">La valeur novalidate dans le formulaire de la page 2 bloque l'envoie des données.</text:p>
          </table:table-cell>
          <table:table-cell table:style-name="Tableau1.A3" office:value-type="string">
            <text:p text:style-name="P9">Supprimer la valeur.</text:p>
            <text:p text:style-name="P9">ligne 83 de page2.html</text:p>
          </table:table-cell>
          <table:table-cell table:style-name="Tableau1.A3" office:value-type="string">
            <text:p text:style-name="P5">non</text:p>
          </table:table-cell>
          <table:table-cell table:style-name="Tableau1.F3" office:value-type="string">
            <text:p text:style-name="P1">voir dossier référence</text:p>
            <text:p text:style-name="P1"/>
            <text:p text:style-name="P1">référence - la valeur novalidate</text:p>
          </table:table-cell>
        </table:table-row>
        <table:table-row table:style-name="Tableau1.33">
          <table:table-cell table:style-name="Tableau1.A3" office:value-type="string">
            <text:p text:style-name="P5">SEO</text:p>
          </table:table-cell>
          <table:table-cell table:style-name="Tableau1.A3" office:value-type="string">
            <text:p text:style-name="P11">La section "comment nous avez vous connu ?" du formulaire demande une adresse e-mail.</text:p>
          </table:table-cell>
          <table:table-cell table:style-name="Tableau1.A3" office:value-type="string">
            <text:p text:style-name="P11">La balise imput possède la propriété type="email"</text:p>
          </table:table-cell>
          <table:table-cell table:style-name="Tableau1.A3" office:value-type="string">
            <text:p text:style-name="P11">Remplacer la valeur type="email"</text:p>
            <text:p text:style-name="P11">par </text:p>
            <text:p text:style-name="P11"><text:s/>type="text"</text:p>
            <text:p text:style-name="P11">dans le fichier page2.html</text:p>
          </table:table-cell>
          <table:table-cell table:style-name="Tableau1.A3" office:value-type="string">
            <text:p text:style-name="P5">non</text:p>
          </table:table-cell>
          <table:table-cell table:style-name="Tableau1.F3" office:value-type="string">
            <text:p text:style-name="P1">voir dossier référence</text:p>
            <text:p text:style-name="P1"/>
            <text:p text:style-name="P1">référence - la balise input</text:p>
          </table:table-cell>
        </table:table-row>
        <table:table-row table:style-name="Tableau1.33">
          <table:table-cell table:style-name="Tableau1.A3" office:value-type="string">
            <text:p text:style-name="P5">SEO</text:p>
          </table:table-cell>
          <table:table-cell table:style-name="Tableau1.A3" office:value-type="string">
            <text:p text:style-name="P1">Le formulaire n'utilise pas le fichier .php</text:p>
          </table:table-cell>
          <table:table-cell table:style-name="Tableau1.A3" office:value-type="string">
            <text:p text:style-name="P14">Le fichier form_1.php n'est pas utilisé dans le fichier page2.html</text:p>
          </table:table-cell>
          <table:table-cell table:style-name="Tableau1.A3" office:value-type="string">
            <text:p text:style-name="P11">Réintégrer le fichier dans page2.html</text:p>
          </table:table-cell>
          <table:table-cell table:style-name="Tableau1.A3" office:value-type="string">
            <text:p text:style-name="P5">non</text:p>
          </table:table-cell>
          <table:table-cell table:style-name="Tableau1.F3" office:value-type="string">
            <text:p text:style-name="P1">voir dossier référence</text:p>
            <text:p text:style-name="P1"/>
            <text:p text:style-name="P1">référence - le formulaire d'email</text:p>
          </table:table-cell>
        </table:table-row>
        <table:table-row table:style-name="Tableau1.37">
          <table:table-cell table:style-name="Tableau1.A3" office:value-type="string">
            <text:p text:style-name="P5">Accessibilité</text:p>
          </table:table-cell>
          <table:table-cell table:style-name="Tableau1.A3" office:value-type="string">
            <text:p text:style-name="P11">Les champs de remplissage ne possèdent pas d'exemple de saisie.</text:p>
          </table:table-cell>
          <table:table-cell table:style-name="Tableau1.A3" office:value-type="string">
            <text:p text:style-name="P11">Un exemple de saisie pour chaque champ de remplissage peut aider les personnes à mieux remplir le formulaire.</text:p>
          </table:table-cell>
          <table:table-cell table:style-name="Tableau1.A3" office:value-type="string">
            <text:p text:style-name="P11">Rajouter un attribut placeholder avec pour valeur un exemple de texte pertinent pour chaque balise input.</text:p>
          </table:table-cell>
          <table:table-cell table:style-name="Tableau1.A3" office:value-type="string">
            <text:p text:style-name="P5">non</text:p>
          </table:table-cell>
          <table:table-cell table:style-name="Tableau1.F3" office:value-type="string">
            <text:p text:style-name="P1">voir dossier référence</text:p>
            <text:p text:style-name="P1"/>
            <text:p text:style-name="P1">référence - l'attribut placeholder</text:p>
          </table:table-cell>
        </table:table-row>
        <table:table-row table:style-name="Tableau1.38">
          <table:table-cell table:style-name="Tableau1.A3" office:value-type="string">
            <text:p text:style-name="P5">Accessibilité</text:p>
          </table:table-cell>
          <table:table-cell table:style-name="Tableau1.A3" office:value-type="string">
            <text:p text:style-name="P11">Les messages de validation et d'erreur d'envoi ne s'affichent pas dans le formulaire.</text:p>
          </table:table-cell>
          <table:table-cell table:style-name="Tableau1.A3" office:value-type="string">
            <text:p text:style-name="P11">Il manque des éléments de code pour interpréter correctement les propriétés success-msg et fail-msg. </text:p>
          </table:table-cell>
          <table:table-cell table:style-name="Tableau1.A3" office:value-type="string">
            <text:p text:style-name="P1">Utiliser JavaScript pour créer un message de validation et d'erreur fonctionnel.</text:p>
          </table:table-cell>
          <table:table-cell table:style-name="Tableau1.A3" office:value-type="string">
            <text:p text:style-name="P5">non</text:p>
          </table:table-cell>
          <table:table-cell table:style-name="Tableau1.F3" office:value-type="string">
            <text:p text:style-name="P1">voir dossier référence</text:p>
            <text:p text:style-name="P1"/>
            <text:p text:style-name="P1">référence - valider des données de formulaires</text:p>
          </table:table-cell>
        </table:table-row>
        <table:table-row table:style-name="Tableau1.39">
          <table:table-cell table:style-name="Tableau1.A8" office:value-type="string">
            <text:p text:style-name="P5"/>
          </table:table-cell>
          <table:table-cell table:style-name="Tableau1.A8" office:value-type="string">
            <text:p text:style-name="P11"/>
          </table:table-cell>
          <table:table-cell table:style-name="Tableau1.A8" office:value-type="string">
            <text:p text:style-name="P11"/>
          </table:table-cell>
          <table:table-cell table:style-name="Tableau1.A8" office:value-type="string">
            <text:p text:style-name="P1"/>
          </table:table-cell>
          <table:table-cell table:style-name="Tableau1.A8" office:value-type="string">
            <text:p text:style-name="P5"/>
          </table:table-cell>
          <table:table-cell table:style-name="Tableau1.A8" office:value-type="string">
            <text:p text:style-name="P1"/>
          </table:table-cell>
        </table:table-row>
        <text:soft-page-break/>
        <table:table-row>
          <table:table-cell table:style-name="Tableau1.A3" office:value-type="string">
            <text:p text:style-name="P5">SEO</text:p>
          </table:table-cell>
          <table:table-cell table:style-name="Tableau1.A3" office:value-type="string">
            <text:p text:style-name="P9">La police d'écriture peut être optimisée.</text:p>
          </table:table-cell>
          <table:table-cell table:style-name="Tableau1.A3" office:value-type="string">
            <text:p text:style-name="P9">Les fichiers font-awesomes dans GoogleFont sont optimisés, mis à jours régulièrement et adapté à tous les appareils. L'intégration de GoogleFont est optimisé de façon à pouvoir faire gagner le maximum de temps de chargement.</text:p>
          </table:table-cell>
          <table:table-cell table:style-name="Tableau1.A3" office:value-type="string">
            <text:p text:style-name="P2">Choisir de nouvelles polices d'écritures sur GoogleFont.</text:p>
            <text:p text:style-name="P2">Supprimer les anciennes polices d'écritures.</text:p>
            <text:p text:style-name="P2">Intégrer les nouvelles polices GoogleFont dans le fichier style.css. Voir les liens dans référence.</text:p>
          </table:table-cell>
          <table:table-cell table:style-name="Tableau1.A3" office:value-type="string">
            <text:p text:style-name="P5">oui</text:p>
          </table:table-cell>
          <table:table-cell table:style-name="Tableau1.F3" office:value-type="string">
            <text:p text:style-name="P1">voir dossier référence</text:p>
            <text:p text:style-name="P1"/>
            <text:p text:style-name="P1">référence - Google Font</text:p>
            <text:p text:style-name="P1"/>
            <text:p text:style-name="P1">référence - optimiser Google Font</text:p>
          </table:table-cell>
        </table:table-row>
        <table:table-row table:style-name="Tableau1.41">
          <table:table-cell table:style-name="Tableau1.A3" office:value-type="string">
            <text:p text:style-name="P5">Accessibilité</text:p>
          </table:table-cell>
          <table:table-cell table:style-name="Tableau1.A3" office:value-type="string">
            <text:p text:style-name="P11">Le résponsive possède des bugs d'affichage comme des éléments non centrés.</text:p>
          </table:table-cell>
          <table:table-cell table:style-name="Tableau1.A3" office:value-type="string">
            <text:p text:style-name="P11">Un décentrage des éléments sur une petite partie de résponsif n'est pas naturel et rend le visuel du site frustrant et désagréable. </text:p>
          </table:table-cell>
          <table:table-cell table:style-name="Tableau1.A3" office:value-type="string">
            <text:p text:style-name="P11">Recentrer le CSS sous leurs formes résponsive.</text:p>
          </table:table-cell>
          <table:table-cell table:style-name="Tableau1.A3" office:value-type="string">
            <text:p text:style-name="P5">non</text:p>
          </table:table-cell>
          <table:table-cell table:style-name="Tableau1.F3" office:value-type="string">
            <text:p text:style-name="P1">voir dossier référence</text:p>
            <text:p text:style-name="P1"/>
            <text:p text:style-name="P1">référence - les problèmes du responsive</text:p>
          </table:table-cell>
        </table:table-row>
        <table:table-row>
          <table:table-cell table:style-name="Tableau1.A3" office:value-type="string">
            <text:p text:style-name="P5">Accessibilité</text:p>
          </table:table-cell>
          <table:table-cell table:style-name="Tableau1.A3" office:value-type="string">
            <text:p text:style-name="P9">Les images présentes dans la page possèdent un texte alternatif peu pertinent pour du contenu accessible, en plus de ne pas citer le bon lieu. </text:p>
          </table:table-cell>
          <table:table-cell table:style-name="Tableau1.A3" office:value-type="string">
            <text:p text:style-name="P10">La description des images n'est pas suffisante pour qu'un logiciel d'assistance visuel puisse faire une description correcte de l'image. Le lieu indiqué peut aussi induire une confusion dans la localisation physique de l'agence.</text:p>
          </table:table-cell>
          <table:table-cell table:style-name="Tableau1.A3" office:value-type="string">
            <text:p text:style-name="P9">Changer le texte alternatif pour une description visuel<text:span text:style-name="T1"> pertinente</text:span> de <text:span text:style-name="T1">chaque </text:span>image<text:span text:style-name="T1"> dans le fichier index.html et page2.html.</text:span> Indiquer <text:span text:style-name="T1">correctement le lieu de l'agence pour les prochaines descriptions.</text:span></text:p>
          </table:table-cell>
          <table:table-cell table:style-name="Tableau1.A3" office:value-type="string">
            <text:p text:style-name="P5">non</text:p>
          </table:table-cell>
          <table:table-cell table:style-name="Tableau1.F3" office:value-type="string">
            <text:p text:style-name="P1">voir dossier référence</text:p>
            <text:p text:style-name="P1"/>
            <text:p text:style-name="P1">référence - utiliser le texte alternatif</text:p>
          </table:table-cell>
        </table:table-row>
        <table:table-row table:style-name="Tableau1.43">
          <table:table-cell table:style-name="Tableau1.A3" office:value-type="string">
            <text:p text:style-name="P5">Accessibilité</text:p>
          </table:table-cell>
          <table:table-cell table:style-name="Tableau1.A3" office:value-type="string">
            <text:p text:style-name="P9">Titre de la page inexistant</text:p>
          </table:table-cell>
          <table:table-cell table:style-name="Tableau1.A3" office:value-type="string">
            <text:p text:style-name="P9">La balise &lt;title&gt; n'est pas rempli. </text:p>
          </table:table-cell>
          <table:table-cell table:style-name="Tableau1.A3" office:value-type="string">
            <text:p text:style-name="P9">Remplir la balise &lt;title&gt; du fichier index.html et page2.html par le nom du site ou un texte plus pertinent.</text:p>
          </table:table-cell>
          <table:table-cell table:style-name="Tableau1.A3" office:value-type="string">
            <text:p text:style-name="P5">oui</text:p>
          </table:table-cell>
          <table:table-cell table:style-name="Tableau1.F3" office:value-type="string">
            <text:p text:style-name="P1">voir dossier référence</text:p>
            <text:p text:style-name="P1"/>
            <text:p text:style-name="P1">référence - l'élément title</text:p>
          </table:table-cell>
        </table:table-row>
        <table:table-row table:style-name="Tableau1.44">
          <table:table-cell table:style-name="Tableau1.A3" office:value-type="string">
            <text:p text:style-name="P5">Accessibilité</text:p>
          </table:table-cell>
          <table:table-cell table:style-name="Tableau1.A3" office:value-type="string">
            <text:p text:style-name="P9"><text:span text:style-name="T1">Du texte n’apparaît pas sur la page 2</text:span>.</text:p>
          </table:table-cell>
          <table:table-cell table:style-name="Tableau1.A3" office:value-type="string">
            <text:p text:style-name="P12">Le texte possède une valeur le rendant transparent et qui l’empêche d'être sélectionné ce qui peux être pénalisant pour Google.</text:p>
          </table:table-cell>
          <table:table-cell table:style-name="Tableau1.A3" office:value-type="string">
            <text:p text:style-name="P10">Modifier le fichier style.css pour enlever la transparence et l'impossibilité de sélectionner le texte.</text:p>
          </table:table-cell>
          <table:table-cell table:style-name="Tableau1.A3" office:value-type="string">
            <text:p text:style-name="P5">non</text:p>
          </table:table-cell>
          <table:table-cell table:style-name="Tableau1.F3" office:value-type="string">
            <text:p text:style-name="P1">voir dossier référence</text:p>
            <text:p text:style-name="P1"/>
            <text:p text:style-name="P1">référence - pratiques sanctionnées par Google</text:p>
          </table:table-cell>
        </table:table-row>
        <table:table-row table:style-name="Tableau1.45">
          <table:table-cell table:style-name="Tableau1.A3" office:value-type="string">
            <text:p text:style-name="P5">Accessibilité</text:p>
          </table:table-cell>
          <table:table-cell table:style-name="Tableau1.A3" office:value-type="string">
            <text:p text:style-name="P9">L'entête et le pied du site n'est pas la même sur la page d'accueil et la page 2.</text:p>
          </table:table-cell>
          <table:table-cell table:style-name="Tableau1.A3" office:value-type="string">
            <text:p text:style-name="P9">Une incohérence graphique peu rendre difficile la compréhension du site. L'entête et le pied de page se doit de transmettre le même visuel ainsi que les mêmes informations, quel que soit la page du site.</text:p>
          </table:table-cell>
          <table:table-cell table:style-name="Tableau1.A3" office:value-type="string">
            <text:p text:style-name="P9">Modifier le fichier css pour donner le même aspect aux 2 pages.</text:p>
          </table:table-cell>
          <table:table-cell table:style-name="Tableau1.A3" office:value-type="string">
            <text:p text:style-name="P5">non</text:p>
          </table:table-cell>
          <table:table-cell table:style-name="Tableau1.F3" office:value-type="string">
            <text:p text:style-name="P1">voir dossier référence</text:p>
            <text:p text:style-name="P1"/>
            <text:p text:style-name="P1">référence - créer une bonne architecture de site</text:p>
          </table:table-cell>
        </table:table-row>
        <table:table-row>
          <table:table-cell table:style-name="Tableau1.A3" office:value-type="string">
            <text:p text:style-name="P5">Accessibilité</text:p>
          </table:table-cell>
          <table:table-cell table:style-name="Tableau1.A3" office:value-type="string">
            <text:p text:style-name="P9">Les liens de navigations présent dans la page 2 sortent du cadre et se chevauchent. </text:p>
          </table:table-cell>
          <table:table-cell table:style-name="Tableau1.A3" office:value-type="string">
            <text:p text:style-name="P9">Le fichier Bootstrap ne prend pas correctement en compte les éléments présent dans la page 2.</text:p>
          </table:table-cell>
          <table:table-cell table:style-name="Tableau1.A3" office:value-type="string">
            <text:p text:style-name="P11">Réarranger le code du fichier bootstrap.css ou style.css</text:p>
            <text:p text:style-name="P9"/>
          </table:table-cell>
          <table:table-cell table:style-name="Tableau1.A3" office:value-type="string">
            <text:p text:style-name="P5">non</text:p>
          </table:table-cell>
          <table:table-cell table:style-name="Tableau1.F3" office:value-type="string">
            <text:p text:style-name="P1">voir dossier référence</text:p>
            <text:p text:style-name="P1"/>
            <text:p text:style-name="P1">référence - checklist pour l'accessibilité</text:p>
          </table:table-cell>
        </table:table-row>
        <text:soft-page-break/>
        <table:table-row>
          <table:table-cell table:style-name="Tableau1.A3" office:value-type="string">
            <text:p text:style-name="P5">SEO</text:p>
          </table:table-cell>
          <table:table-cell table:style-name="Tableau1.A3" office:value-type="string">
            <text:p text:style-name="P1">Diificultés à modifier le site. </text:p>
          </table:table-cell>
          <table:table-cell table:style-name="Tableau1.A3" office:value-type="string">
            <text:p text:style-name="P11">Bootstrap ainsi que les fichiers font-awesome.css, et les fichiers JavaScript n'ont pas une utilisation pertinente et rend complexe l'ajout de modifications.</text:p>
          </table:table-cell>
          <table:table-cell table:style-name="Tableau1.A3" office:value-type="string">
            <text:p text:style-name="P11">Supprimer les fichiers font-awesome.css, bootstrap.css et le contenu du dossier js.</text:p>
            <text:p text:style-name="P11"/>
            <text:p text:style-name="P11">Supprimer la présence de ces <text:s/>fichiers dans les fichiers html.</text:p>
            <text:p text:style-name="P11"/>
            <text:p text:style-name="P11">Réécrire le fichier style.css en ajoutant les modifications qu'apportait Bootstrap.</text:p>
          </table:table-cell>
          <table:table-cell table:style-name="Tableau1.A3" office:value-type="string">
            <text:p text:style-name="P5">oui</text:p>
          </table:table-cell>
          <table:table-cell table:style-name="Tableau1.F3" office:value-type="string">
            <text:p text:style-name="P1">voir dossier référence</text:p>
            <text:p text:style-name="P1"/>
            <text:p text:style-name="P1">référence - comment se servir de Bootstrap</text:p>
          </table:table-cell>
        </table:table-row>
        <table:table-row table:style-name="Tableau1.48">
          <table:table-cell table:style-name="Tableau1.A3" office:value-type="string">
            <text:p text:style-name="P5">SEO</text:p>
          </table:table-cell>
          <table:table-cell table:style-name="Tableau1.A3" office:value-type="string">
            <text:p text:style-name="P11">Beaucoup de perte de temps à la lecture du code html et css.</text:p>
          </table:table-cell>
          <table:table-cell table:style-name="Tableau1.A3" office:value-type="string">
            <text:p text:style-name="P11">Les class sont nommées de façon trop complexe. Trop de balises peu pertinentes.</text:p>
          </table:table-cell>
          <table:table-cell table:style-name="Tableau1.A3" office:value-type="string">
            <text:p text:style-name="P11">Réécrire le html et le css en utilsant une convention de nommage de classes comme la methode BEM et en utilisant le minimum de balise.</text:p>
          </table:table-cell>
          <table:table-cell table:style-name="Tableau1.A3" office:value-type="string">
            <text:p text:style-name="P5">oui</text:p>
          </table:table-cell>
          <table:table-cell table:style-name="Tableau1.F3" office:value-type="string">
            <text:p text:style-name="P11">voir dossier référence</text:p>
            <text:p text:style-name="P11"/>
            <text:p text:style-name="P11">référence - la méthode BEM</text:p>
          </table:table-cell>
        </table:table-row>
        <table:table-row table:style-name="Tableau1.49">
          <table:table-cell table:style-name="Tableau1.A3" office:value-type="string">
            <text:p text:style-name="P5">SEO</text:p>
          </table:table-cell>
          <table:table-cell table:style-name="Tableau1.A3" office:value-type="string">
            <text:p text:style-name="P11">Trop de lien menant vers la page 2 <text:s/>et l'index du site est présent dans la page index et la partie footer.</text:p>
          </table:table-cell>
          <table:table-cell table:style-name="Tableau1.A3" office:value-type="string">
            <text:p text:style-name="P11">Utiliser plusieurs fois le même lien peut être considéré comme du spam, ce qui peut nuire au référencement.</text:p>
            <text:p text:style-name="P11"/>
            <text:p text:style-name="P11">les liens menant vers les réseaux sociaux redirigent vers la page index au lieu du réseau social indiqué.</text:p>
          </table:table-cell>
          <table:table-cell table:style-name="Tableau1.A3" office:value-type="string">
            <text:p text:style-name="P11">Supprimer la présence non pertinente des liens vers la page2.</text:p>
            <text:p text:style-name="P11"/>
            <text:p text:style-name="P11">Corriger les liens vers les réseaux sociaux présent dans la partie footer.</text:p>
          </table:table-cell>
          <table:table-cell table:style-name="Tableau1.A3" office:value-type="string">
            <text:p text:style-name="P5">non</text:p>
          </table:table-cell>
          <table:table-cell table:style-name="Tableau1.F3" office:value-type="string">
            <text:p text:style-name="P11">voir dossier référence</text:p>
            <text:p text:style-name="P11"/>
            <text:p text:style-name="P11">référence - les ancres des liens</text:p>
          </table:table-cell>
        </table:table-row>
        <table:table-row table:style-name="Tableau1.48">
          <table:table-cell table:style-name="Tableau1.A3" office:value-type="string">
            <text:p text:style-name="P5">SEO</text:p>
          </table:table-cell>
          <table:table-cell table:style-name="Tableau1.A3" office:value-type="string">
            <text:p text:style-name="P11">L'animation des images de la partie "portfolio" de la page index n'est pas pertinente.</text:p>
          </table:table-cell>
          <table:table-cell table:style-name="Tableau1.A3" office:value-type="string">
            <text:p text:style-name="P11">La partie "portfolio" est censée montrer un aperçu des sites web réalisé par l'agence. Il serait plus cohérent d'indiquer des liens vers les sites plutôt qu'une image.</text:p>
          </table:table-cell>
          <table:table-cell table:style-name="Tableau1.A3" office:value-type="string">
            <text:p text:style-name="P11">Supprimer l'animation lié au portfolio. </text:p>
            <text:p text:style-name="P11"/>
            <text:p text:style-name="P11">Lier les images à des liens menant vers les sites. </text:p>
          </table:table-cell>
          <table:table-cell table:style-name="Tableau1.A3" office:value-type="string">
            <text:p text:style-name="P5">oui</text:p>
          </table:table-cell>
          <table:table-cell table:style-name="Tableau1.F3" office:value-type="string">
            <text:p text:style-name="P14">voir dossier référence</text:p>
            <text:p text:style-name="P14"/>
            <text:p text:style-name="P14">référence - créer une bonne architecture de site</text:p>
          </table:table-cell>
        </table:table-row>
        <table:table-row table:style-name="Tableau1.48">
          <table:table-cell table:style-name="Tableau1.A3" office:value-type="string">
            <text:p text:style-name="P5">SEO</text:p>
          </table:table-cell>
          <table:table-cell table:style-name="Tableau1.A3" office:value-type="string">
            <text:p text:style-name="P11">Le nom de la page page2 n'est pas pertinent.</text:p>
          </table:table-cell>
          <table:table-cell table:style-name="Tableau1.A3" office:value-type="string">
            <text:p text:style-name="P11">Le terme page2 ne donne aucune indication précisant le rôle ou l'intérêt du fichier.</text:p>
          </table:table-cell>
          <table:table-cell table:style-name="Tableau1.A3" office:value-type="string">
            <text:p text:style-name="P11">Renommer le fichier page2.html en contact.html</text:p>
            <text:p text:style-name="P11"/>
            <text:p text:style-name="P11">Corriger les liens menant à la page.</text:p>
          </table:table-cell>
          <table:table-cell table:style-name="Tableau1.A3" office:value-type="string">
            <text:p text:style-name="P5">oui</text:p>
          </table:table-cell>
          <table:table-cell table:style-name="Tableau1.F3" office:value-type="string">
            <text:p text:style-name="P14">voir dossier référence</text:p>
            <text:p text:style-name="P14"/>
            <text:p text:style-name="P14">référence - comment nommer ses fichiers</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57M45S</meta:editing-duration>
    <meta:editing-cycles>273</meta:editing-cycles>
    <meta:generator>OpenOffice/4.1.9$Win32 OpenOffice.org_project/419m1$Build-9805</meta:generator>
    <dc:date>2021-02-19T17:51:32.27</dc:date>
    <meta:document-statistic meta:table-count="1" meta:image-count="0" meta:object-count="0" meta:page-count="8" meta:paragraph-count="367" meta:word-count="2428" meta:character-count="15480"/>
    <meta:user-defined meta:name="Info 1"/>
    <meta:user-defined meta:name="Info 2"/>
    <meta:user-defined meta:name="Info 3"/>
    <meta:user-defined meta:name="Info 4"/>
  </office:meta>
</office:document-meta>
</file>